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1" officeooo:rsid="0020b36c" officeooo:paragraph-rsid="0020b36c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1" officeooo:rsid="0020b36c" officeooo:paragraph-rsid="0023cd7b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1"/>
    </style:style>
    <style:style style:name="T1" style:family="text">
      <style:text-properties officeooo:rsid="0021e8dd"/>
    </style:style>
    <style:style style:name="T2" style:family="text">
      <style:text-properties officeooo:rsid="0022c40b"/>
    </style:style>
    <style:style style:name="T3" style:family="text">
      <style:text-properties officeooo:rsid="0023cd7b"/>
    </style:style>
    <style:style style:name="T4" style:family="text">
      <style:text-properties officeooo:rsid="00251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 Implemente uma função que receba uma pilha estática de números inteiros. A função deverá reorganizar a pilha de forma que nenhum item esteja empilhado sobre um outro menor, ou seja, a pilha deve ser ordenada.</text:p>
      <text:p text:style-name="P1"/>
      <text:p text:style-name="P2">A main seria:</text:p>
      <text:p text:style-name="P2">int main(void)</text:p>
      <text:p text:style-name="P2">{</text:p>
      <text:p text:style-name="P2"><text:tab/>Pilha *p = criar<text:span text:style-name="T1">_p</text:span>ilha();</text:p>
      <text:p text:style-name="P2"><text:tab/>empilhar(p, 10);</text:p>
      <text:p text:style-name="P2"><text:tab/>…</text:p>
      <text:p text:style-name="P2"><text:tab/>empilhar(0, 1);</text:p>
      <text:p text:style-name="P2"><text:tab/></text:p>
      <text:p text:style-name="P2"><text:tab/> <text:span text:style-name="T4">p = </text:span>reorganizar(p);</text:p>
      <text:p text:style-name="P2">}</text:p>
      <text:p text:style-name="P4"/>
      <text:p text:style-name="P2">Pilha *reorganiza(Pilha *p)</text:p>
      <text:p text:style-name="P2">{</text:p>
      <text:p text:style-name="P2"><text:tab/><text:span text:style-name="T1">Pilha *aux1 = criar_pilha();</text:span></text:p>
      <text:p text:style-name="P2"><text:tab/><text:span text:style-name="T1">Pilha *aux2 = criar_pilha();</text:span></text:p>
      <text:p text:style-name="P2"><text:tab/></text:p>
      <text:p text:style-name="P2"><text:tab/><text:span text:style-name="T1">while(!pilha_vazia(p))</text:span></text:p>
      <text:p text:style-name="P2"><text:tab/><text:span text:style-name="T1">{</text:span></text:p>
      <text:p text:style-name="P2"><text:tab/><text:tab/><text:span text:style-name="T1">empilhar(a1, desempilhar(p));</text:span></text:p>
      <text:p text:style-name="P3"><text:tab/><text:tab/><text:span text:style-name="T1">if(!pilha_vazia(p) &amp;&amp; </text:span><text:span text:style-name="T3">acessar_valor</text:span><text:span text:style-name="T1">_topo(p) &gt; </text:span><text:span text:style-name="T3">acessar_valor</text:span><text:span text:style-name="T1">_topo(aux1)</text:span></text:p>
      <text:p text:style-name="P2"><text:tab/><text:tab/><text:span text:style-name="T1">{</text:span></text:p>
      <text:p text:style-name="P2"><text:tab/><text:tab/><text:tab/><text:span text:style-name="T1">empilhar(aux2, desempilhar(p));</text:span></text:p>
      <text:p text:style-name="P2"><text:tab/><text:tab/><text:tab/><text:span text:style-name="T1">empilhar(aux2, desempilha(aux1));</text:span></text:p>
      <text:p text:style-name="P2"><text:tab/><text:tab/><text:span text:style-name="T1">}</text:span></text:p>
      <text:p text:style-name="P2"><text:tab/><text:tab/><text:span text:style-name="T2">else </text:span></text:p>
      <text:p text:style-name="P2"><text:tab/><text:tab/><text:span text:style-name="T2">{</text:span></text:p>
      <text:p text:style-name="P2"><text:tab/><text:tab/><text:tab/><text:span text:style-name="T2">empilhar(a2, desempilhar(a1));</text:span></text:p>
      <text:p text:style-name="P2"><text:tab/><text:tab/><text:span text:style-name="T2">}</text:span></text:p>
      <text:p text:style-name="P2"><text:tab/><text:span text:style-name="T1">}</text:span>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1:16:21.157000000</meta:creation-date>
    <meta:generator>LibreOffice/7.6.2.1$Windows_X86_64 LibreOffice_project/56f7684011345957bbf33a7ee678afaf4d2ba333</meta:generator>
    <dc:date>2023-10-05T11:50:37.375000000</dc:date>
    <meta:editing-duration>PT34M14S</meta:editing-duration>
    <meta:editing-cycles>6</meta:editing-cycles>
    <meta:document-statistic meta:table-count="0" meta:image-count="0" meta:object-count="0" meta:page-count="1" meta:paragraph-count="30" meta:word-count="89" meta:character-count="663" meta:non-whitespace-character-count="565"/>
  </office:meta>
</office:document-meta>
</file>